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8cdb6" officeooo:paragraph-rsid="0018cdb6"/>
    </style:style>
    <style:style style:name="P2" style:family="paragraph" style:parent-style-name="Standard" style:list-style-name="L1">
      <style:text-properties officeooo:rsid="0018cdb6" officeooo:paragraph-rsid="0018cdb6"/>
    </style:style>
    <style:style style:name="P3" style:family="paragraph" style:parent-style-name="Standard" style:list-style-name="L1">
      <style:text-properties fo:font-weight="bold" officeooo:rsid="001b7834" officeooo:paragraph-rsid="001b7834" style:font-weight-asian="bold" style:font-weight-complex="bold"/>
    </style:style>
    <style:style style:name="P4" style:family="paragraph" style:parent-style-name="Standard" style:list-style-name="L1">
      <style:text-properties fo:font-weight="bold" officeooo:rsid="001e684e" officeooo:paragraph-rsid="001fc096" style:font-weight-asian="bold" style:font-weight-complex="bold"/>
    </style:style>
    <style:style style:name="P5" style:family="paragraph" style:parent-style-name="Standard" style:list-style-name="L1">
      <style:text-properties fo:font-weight="bold" officeooo:rsid="0022eb57" officeooo:paragraph-rsid="0022eb57" style:font-weight-asian="bold" style:font-weight-complex="bold"/>
    </style:style>
    <style:style style:name="P6" style:family="paragraph" style:parent-style-name="Standard" style:list-style-name="L1">
      <style:text-properties fo:font-weight="bold" officeooo:rsid="00291f72" officeooo:paragraph-rsid="00291f72" style:font-weight-asian="bold"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1b7834" style:font-weight-asian="normal" style:font-weight-complex="normal"/>
    </style:style>
    <style:style style:name="T4" style:family="text">
      <style:text-properties fo:font-weight="normal" officeooo:rsid="001d678d" style:font-weight-asian="normal" style:font-weight-complex="normal"/>
    </style:style>
    <style:style style:name="T5" style:family="text">
      <style:text-properties fo:font-weight="normal" officeooo:rsid="001e684e" style:font-weight-asian="normal" style:font-weight-complex="normal"/>
    </style:style>
    <style:style style:name="T6" style:family="text">
      <style:text-properties fo:font-weight="normal" officeooo:rsid="001fc096" style:font-weight-asian="normal" style:font-weight-complex="normal"/>
    </style:style>
    <style:style style:name="T7" style:family="text">
      <style:text-properties fo:font-weight="normal" officeooo:rsid="00234c47" style:font-weight-asian="normal" style:font-weight-complex="normal"/>
    </style:style>
    <style:style style:name="T8" style:family="text">
      <style:text-properties fo:font-weight="normal" officeooo:rsid="0024c1be" style:font-weight-asian="normal" style:font-weight-complex="normal"/>
    </style:style>
    <style:style style:name="T9" style:family="text">
      <style:text-properties officeooo:rsid="001fc096"/>
    </style:style>
    <style:style style:name="T10" style:family="text">
      <style:text-properties officeooo:rsid="0024c1b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l component diagram <text:span text:style-name="T1">ServerUMLComponentDiagram.png </text:span><text:span text:style-name="T2">rappresenta il diagramma dei componenti lato server.</text:span></text:p>
      <text:p text:style-name="P1"><text:span text:style-name="T2"/></text:p>
      <text:p text:style-name="P1"><text:span text:style-name="T2">Lato server ci sono I seguenti componenti:</text:span></text:p>
      <text:p text:style-name="P1"><text:span text:style-name="T2"/></text:p>
      <text:list xml:id="list36091906" text:style-name="L1">
        <text:list-item>
          <text:p text:style-name="P2"><text:span text:style-name="T1">Server Component</text:span><text:span text:style-name="T2">: Questo componente contiene le classi </text:span><text:span text:style-name="T3">e le interfacce</text:span><text:span text:style-name="T2"> che vengono gestite direttamente dal thread server principale, cioè quello che viene lanciato all’avvio del server e che si occupa di gestire tutte le richieste (ad eccezione di quelle fatte nel momento in cui si sta giocando una partita). </text:span><text:span text:style-name="T3">Sono presenti le classi responsabili per la gestione/comunicazione con il DB, le classi per la gestione del login lato server (con utente amministratore), e le classi che contengono I metodi remoti richiamabili dal client.</text:span></text:p>
        </text:list-item>
        <text:list-item>
          <text:p text:style-name="P3">Player Server Component<text:span text:style-name="T2">: Questo componente contiene le classi e </text:span><text:span text:style-name="T4">le interfacce</text:span><text:span text:style-name="T2"> che sono responsabili per la gestione degli utenti (players) sulla piattaforma. </text:span><text:span text:style-name="T5">La classe PlayerThread rappresenta il thread che verrà istanziato ogni volta che sul server (ServerImpl) verrà richiamato uno dei metodi che gestiscono gli utenti (ad esempio il login, piuttosto che la registrazione).</text:span></text:p>
        </text:list-item>
        <text:list-item>
          <text:p text:style-name="P4">Monitor Server Component<text:span text:style-name="T2">: </text:span><text:span text:style-name="T3">Questo componente contiene le classi e </text:span><text:span text:style-name="T4">le interfacce</text:span><text:span text:style-name="T3"> che sono responsabili per la gestione </text:span><text:span text:style-name="T2">delle operazioni di analytics/monitoring</text:span><text:span text:style-name="T3"> sulla piattaforma. </text:span><text:span text:style-name="T2">La classe </text:span><text:span text:style-name="T6">MonitorThread</text:span><text:span text:style-name="T2"> rappresenta il thread che verrà istanziato ogni volta che sul server (ServerImpl) verrà richiamato uno dei metodi che gestiscono </text:span><text:span text:style-name="T6">le operazioni di analytics/monitoring (ad esempio la query che restituisce il giocatore che ha giocato più sessioni).</text:span></text:p>
        </text:list-item>
        <text:list-item>
          <text:p text:style-name="P5"><text:span text:style-name="T9">G</text:span>ame Server Component<text:span text:style-name="T2">: </text:span><text:span text:style-name="T3">Questo componente contiene le classi e </text:span><text:span text:style-name="T4">le interfacce</text:span><text:span text:style-name="T3"> che sono responsabili per la gestione </text:span><text:span text:style-name="T5">delle operazioni di </text:span><text:span text:style-name="T2">gestione della partita </text:span><text:span text:style-name="T3">sulla piattaforma. </text:span><text:span text:style-name="T7">La classe GameThread, utilizzata da ServerImpl, </text:span><text:span text:style-name="T8">sarà il punto cruciale per la creazione e per tutta la fase di vita di una partita. Per eseguire tutte le operazioni (ad esempio ricerca nella matrice ecc), sfrutterà le altre classsi/interfacce presenti nel Game Server Component.</text:span></text:p>
        </text:list-item>
        <text:list-item>
          <text:p text:style-name="P6"><text:span text:style-name="T10">S</text:span>hared Component<text:span text:style-name="T2">: Questo componente contiene le interfacce e la classe WordRecord che sono utilizzate sia dal client che dal server. Il server le userà per sapere quale metodo richiamare per comunicare con il client; il client implementerà queste interfacce con classi in cui andrà a scrivere Il codice dei metodi per reagire alle chiamate da parte del server.</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08T15:17:35.245848098</meta:creation-date>
    <dc:date>2021-02-08T15:37:01.101402570</dc:date>
    <meta:editing-duration>PT19M20S</meta:editing-duration>
    <meta:editing-cycles>12</meta:editing-cycles>
    <meta:generator>LibreOffice/6.0.7.3$Linux_X86_64 LibreOffice_project/00m0$Build-3</meta:generator>
    <meta:document-statistic meta:table-count="0" meta:image-count="0" meta:object-count="0" meta:page-count="1" meta:paragraph-count="7" meta:word-count="348" meta:character-count="2319" meta:non-whitespace-character-count="1983"/>
  </office:meta>
</office:document-meta>
</file>